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B000000531BA12CEA441D4C8A.png" manifest:media-type="image/png"/>
  <manifest:file-entry manifest:full-path="Pictures/10000001000007360000024A5B6E3FEAE4774760.png" manifest:media-type="image/png"/>
  <manifest:file-entry manifest:full-path="Pictures/100000010000046B00000059CD11C95B1E36F8E3.png" manifest:media-type="image/png"/>
  <manifest:file-entry manifest:full-path="Pictures/100000010000046B000000CCD50049015A9716CF.png" manifest:media-type="image/png"/>
  <manifest:file-entry manifest:full-path="Pictures/10000001000004CB0000008C0154FF5B5BC23A25.png" manifest:media-type="image/png"/>
  <manifest:file-entry manifest:full-path="Pictures/100000010000046B000000591B9610DD093B798C.png" manifest:media-type="image/png"/>
  <manifest:file-entry manifest:full-path="Pictures/100000010000046B000000BBF41FC4051B55CCDA.png" manifest:media-type="image/png"/>
  <manifest:file-entry manifest:full-path="Pictures/100000010000046B000000CC2B37B50BD074F0C4.png" manifest:media-type="image/png"/>
  <manifest:file-entry manifest:full-path="Pictures/10000001000004CB000001C062ED481D03CA0A42.png" manifest:media-type="image/png"/>
  <manifest:file-entry manifest:full-path="Pictures/100000010000046B0000011353C9C7C7C36EA2ED.png" manifest:media-type="image/png"/>
  <manifest:file-entry manifest:full-path="Pictures/10000001000004CB0000008CA89AD34758E61CA1.png" manifest:media-type="image/png"/>
  <manifest:file-entry manifest:full-path="Pictures/10000001000004CB000000E51151FB6FECA9DFDF.png" manifest:media-type="image/png"/>
  <manifest:file-entry manifest:full-path="Pictures/10000001000004CB00000053D906DF1B51ABFB91.png" manifest:media-type="image/png"/>
  <manifest:file-entry manifest:full-path="Pictures/10000001000004CB000001151B4E1B28369243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a681d" officeooo:paragraph-rsid="001a681d" style:font-size-asian="19.25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/text:p>
      <text:p text:style-name="P1"><draw:frame draw:style-name="fr2" draw:name="Image1" text:anchor-type="char" svg:width="20.502cm" svg:height="11.345cm" draw:z-index="0"><draw:image xlink:href="Pictures/10000001000007360000024A5B6E3FEAE4774760.png" xlink:type="simple" xlink:show="embed" xlink:actuate="onLoad" draw:mime-type="image/png"/></draw:frame></text:p>
      <text:p text:style-name="P1"/>
      <text:p text:style-name="P1"/>
      <text:p text:style-name="P1"/>
      <text:p text:style-name="P1">Q2.</text:p>
      <text:p text:style-name="P1"><draw:frame draw:style-name="fr1" draw:name="Image2" text:anchor-type="char" svg:x="-2cm" svg:y="0.192cm" svg:width="20.939cm" svg:height="3.177cm" draw:z-index="1"><draw:image xlink:href="Pictures/100000010000046B000000591B9610DD093B798C.png" xlink:type="simple" xlink:show="embed" xlink:actuate="onLoad" draw:mime-type="image/png"/></draw:frame></text:p>
      <text:p text:style-name="P1"/>
      <text:p text:style-name="P1"/>
      <text:p text:style-name="P1"/>
      <text:p text:style-name="P1">Q3.</text:p>
      <text:p text:style-name="P1"><draw:frame draw:style-name="fr1" draw:name="Image3" text:anchor-type="char" svg:x="-1.164cm" svg:y="-1.958cm" svg:width="18.939cm" svg:height="3.844cm" draw:z-index="2"><draw:image xlink:href="Pictures/100000010000046B00000059CD11C95B1E36F8E3.png" xlink:type="simple" xlink:show="embed" xlink:actuate="onLoad" draw:mime-type="image/png"/></draw:frame><text:soft-page-break/></text:p>
      <text:p text:style-name="P1"/>
      <text:p text:style-name="P1"/>
      <text:p text:style-name="P1">Q4.</text:p>
      <text:p text:style-name="P1"/>
      <text:p text:style-name="P1"><draw:frame draw:style-name="fr2" draw:name="Image5" text:anchor-type="char" svg:width="20.71cm" svg:height="4.052cm" draw:z-index="4"><draw:image xlink:href="Pictures/100000010000046B000000CCD50049015A9716CF.png" xlink:type="simple" xlink:show="embed" xlink:actuate="onLoad" draw:mime-type="image/png"/></draw:frame></text:p>
      <text:p text:style-name="P1"/>
      <text:p text:style-name="P1"/>
      <text:p text:style-name="P1">Q5.</text:p>
      <text:p text:style-name="P1"/>
      <text:p text:style-name="P1"><draw:frame draw:style-name="fr1" draw:name="Image4" text:anchor-type="char" svg:x="-2cm" svg:y="0.661cm" svg:width="21.001cm" svg:height="4.695cm" draw:z-index="3"><draw:image xlink:href="Pictures/100000010000046B000000CC2B37B50BD074F0C4.png" xlink:type="simple" xlink:show="embed" xlink:actuate="onLoad" draw:mime-type="image/png"/></draw:frame></text:p>
      <text:p text:style-name="P1"/>
      <text:p text:style-name="P1"/>
      <text:p text:style-name="P1"/>
      <text:p text:style-name="P1">Q6.</text:p>
      <text:p text:style-name="P1"><text:soft-page-break/></text:p>
      <text:p text:style-name="P1"><draw:frame draw:style-name="fr1" draw:name="Image6" text:anchor-type="char" svg:x="-1.134cm" svg:y="0.43cm" svg:width="20.001cm" svg:height="5.283cm" draw:z-index="5"><draw:image xlink:href="Pictures/100000010000046B0000011353C9C7C7C36EA2ED.png" xlink:type="simple" xlink:show="embed" xlink:actuate="onLoad" draw:mime-type="image/png"/></draw:frame></text:p>
      <text:p text:style-name="P1"/>
      <text:p text:style-name="P1"/>
      <text:p text:style-name="P1">Q7.</text:p>
      <text:p text:style-name="P1"><draw:frame draw:style-name="fr1" draw:name="Image7" text:anchor-type="char" svg:x="-2cm" svg:y="1.455cm" svg:width="21.001cm" svg:height="3.471cm" draw:z-index="6"><draw:image xlink:href="Pictures/100000010000046B000000BBF41FC4051B55CC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8" text:anchor-type="char" svg:x="-1.471cm" svg:y="5.022cm" svg:width="19.495cm" svg:height="6.343cm" draw:z-index="7"><draw:image xlink:href="Pictures/10000001000004CB000001C062ED481D03CA0A42.png" xlink:type="simple" xlink:show="embed" xlink:actuate="onLoad" draw:mime-type="image/png"/></draw:frame>Q8.</text:p>
      <text:p text:style-name="P1"/>
      <text:p text:style-name="P1"/>
      <text:p text:style-name="P1"><text:soft-page-break/></text:p>
      <text:p text:style-name="P1"/>
      <text:p text:style-name="P1">Q9.</text:p>
      <text:p text:style-name="P1"><draw:frame draw:style-name="fr1" draw:name="Image9" text:anchor-type="char" svg:x="-2cm" svg:y="0.794cm" svg:width="20.999cm" svg:height="8.518cm" draw:z-index="8"><draw:image xlink:href="Pictures/10000001000004CB000001C062ED481D03CA0A42.png" xlink:type="simple" xlink:show="embed" xlink:actuate="onLoad" draw:mime-type="image/png"/></draw:frame></text:p>
      <text:p text:style-name="P1">Q10.</text:p>
      <text:p text:style-name="P1"/>
      <text:p text:style-name="P1"><draw:frame draw:style-name="fr1" draw:name="Image10" text:anchor-type="char" svg:x="-2cm" svg:y="0.337cm" svg:width="20.578cm" svg:height="4.336cm" draw:z-index="9"><draw:image xlink:href="Pictures/10000001000004CB000000E51151FB6FECA9DFDF.png" xlink:type="simple" xlink:show="embed" xlink:actuate="onLoad" draw:mime-type="image/png"/></draw:frame></text:p>
      <text:p text:style-name="P1">Q11.</text:p>
      <text:p text:style-name="P1"/>
      <text:p text:style-name="P1"><draw:frame draw:style-name="fr1" draw:name="Image11" text:anchor-type="char" svg:x="-1.462cm" svg:y="-0.937cm" svg:width="20.375cm" svg:height="8.098cm" draw:z-index="14"><draw:image xlink:href="Pictures/10000001000004CB000001151B4E1B283692439D.png" xlink:type="simple" xlink:show="embed" xlink:actuate="onLoad" draw:mime-type="image/png"/></draw:frame><text:soft-page-break/></text:p>
      <text:p text:style-name="P1"/>
      <text:p text:style-name="P1"/>
      <text:p text:style-name="P1">Q12.</text:p>
      <text:p text:style-name="P1"/>
      <text:p text:style-name="P1"><draw:frame draw:style-name="fr1" draw:name="Image12" text:anchor-type="char" svg:x="-2cm" svg:y="0.086cm" svg:width="20.913cm" svg:height="4.711cm" draw:z-index="10"><draw:image xlink:href="Pictures/10000001000004CB0000008CA89AD34758E61CA1.png" xlink:type="simple" xlink:show="embed" xlink:actuate="onLoad" draw:mime-type="image/png"/></draw:frame></text:p>
      <text:p text:style-name="P1"/>
      <text:p text:style-name="P1">Q13.</text:p>
      <text:p text:style-name="P1"><draw:frame draw:style-name="fr2" draw:name="Image13" text:anchor-type="char" svg:width="20.276cm" svg:height="4.281cm" draw:z-index="11"><draw:image xlink:href="Pictures/10000001000004CB0000008C0154FF5B5BC23A25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Q14.</text:p>
      <text:p text:style-name="P1"/>
      <text:p text:style-name="P1"><draw:frame draw:style-name="fr1" draw:name="Image14" text:anchor-type="char" svg:x="-0.36cm" svg:y="0.64cm" svg:width="18.842cm" svg:height="3.064cm" draw:z-index="12"><draw:image xlink:href="Pictures/10000001000004CB00000053D906DF1B51ABFB91.png" xlink:type="simple" xlink:show="embed" xlink:actuate="onLoad" draw:mime-type="image/png"/></draw:frame></text:p>
      <text:p text:style-name="P1"/>
      <text:p text:style-name="P1"/>
      <text:p text:style-name="P1"><draw:frame draw:style-name="fr1" draw:name="Image15" text:anchor-type="char" svg:x="-0.238cm" svg:y="3.254cm" svg:width="17cm" svg:height="3.353cm" draw:z-index="13"><draw:image xlink:href="Pictures/10000001000004CB000000531BA12CEA441D4C8A.png" xlink:type="simple" xlink:show="embed" xlink:actuate="onLoad" draw:mime-type="image/png"/></draw:frame></text:p>
      <text:p text:style-name="P1">Q15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0:33:09.608485362</meta:creation-date>
    <dc:date>2023-09-21T21:02:37.458495421</dc:date>
    <meta:editing-duration>PT29M28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6" meta:paragraph-count="15" meta:word-count="15" meta:character-count="51" meta:non-whitespace-character-count="51"/>
  </office:meta>
</office:document-meta>
</file>